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078a9" officeooo:paragraph-rsid="001078a9"/>
    </style:style>
    <style:style style:name="P2" style:family="paragraph" style:parent-style-name="Text_20_body">
      <style:text-properties fo:language="en" fo:country="US" officeooo:rsid="0011bd30" officeooo:paragraph-rsid="0011bd30"/>
    </style:style>
    <style:style style:name="P3" style:family="paragraph" style:parent-style-name="Text_20_body">
      <style:text-properties fo:language="en" fo:country="US" fo:font-weight="normal" officeooo:rsid="00143081" officeooo:paragraph-rsid="00143081" style:font-weight-asian="normal" style:font-weight-complex="normal"/>
    </style:style>
    <style:style style:name="P4" style:family="paragraph" style:parent-style-name="Text_20_body">
      <style:text-properties fo:language="en" fo:country="US" fo:font-weight="normal" officeooo:rsid="0014d5f5" officeooo:paragraph-rsid="0014d5f5" style:font-weight-asian="normal" style:font-weight-complex="normal"/>
    </style:style>
    <style:style style:name="P5" style:family="paragraph" style:parent-style-name="Text_20_body">
      <style:text-properties fo:language="en" fo:country="US" fo:font-weight="normal" officeooo:rsid="0014e337" officeooo:paragraph-rsid="0014e337" style:font-weight-asian="normal" style:font-weight-complex="normal"/>
    </style:style>
    <style:style style:name="P6" style:family="paragraph" style:parent-style-name="Text_20_body">
      <style:text-properties fo:language="en" fo:country="US" fo:font-weight="normal" officeooo:rsid="001596ae" officeooo:paragraph-rsid="001596ae" style:font-weight-asian="normal" style:font-weight-complex="normal"/>
    </style:style>
    <style:style style:name="P7" style:family="paragraph" style:parent-style-name="Text_20_body">
      <style:text-properties fo:language="en" fo:country="US" fo:font-weight="normal" officeooo:rsid="00176029" officeooo:paragraph-rsid="00176029" style:font-weight-asian="normal" style:font-weight-complex="normal"/>
    </style:style>
    <style:style style:name="P8" style:family="paragraph" style:parent-style-name="Heading_20_4">
      <style:text-properties fo:language="en" fo:country="US"/>
    </style:style>
    <style:style style:name="P9" style:family="paragraph" style:parent-style-name="Heading_20_4">
      <style:text-properties fo:language="en" fo:country="US" officeooo:paragraph-rsid="001078a9"/>
    </style:style>
    <style:style style:name="P10" style:family="paragraph" style:parent-style-name="Heading_20_4">
      <style:text-properties fo:language="en" fo:country="US" fo:font-weight="bold" officeooo:rsid="0011bd30" officeooo:paragraph-rsid="0011bd30" style:font-weight-asian="bold" style:font-weight-complex="bold"/>
    </style:style>
    <style:style style:name="P11" style:family="paragraph" style:parent-style-name="Heading_20_4">
      <style:text-properties fo:language="en" fo:country="US" fo:font-weight="bold" officeooo:rsid="001596ae" officeooo:paragraph-rsid="001596ae" style:font-weight-asian="bold" style:font-weight-complex="bold"/>
    </style:style>
    <style:style style:name="P12" style:family="paragraph" style:parent-style-name="Heading_20_4">
      <style:text-properties fo:language="en" fo:country="US" fo:font-weight="bold" officeooo:rsid="00176029" officeooo:paragraph-rsid="00176029" style:font-weight-asian="bold" style:font-weight-complex="bold"/>
    </style:style>
    <style:style style:name="T1" style:family="text">
      <style:text-properties officeooo:rsid="001078a9"/>
    </style:style>
    <style:style style:name="T2" style:family="text">
      <style:text-properties officeooo:rsid="0011bd30"/>
    </style:style>
    <style:style style:name="T3" style:family="text">
      <style:text-properties officeooo:rsid="00129cc5"/>
    </style:style>
    <style:style style:name="T4" style:family="text">
      <style:text-properties officeooo:rsid="001439f8"/>
    </style:style>
    <style:style style:name="T5" style:family="text">
      <style:text-properties officeooo:rsid="0016a6fb"/>
    </style:style>
    <style:style style:name="T6" style:family="text">
      <style:text-properties officeooo:rsid="001953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><text:span text:style-name="T1">Course 1</text:span></text:h>
      <text:h text:style-name="P8" text:outline-level="4">Taxonomy of Driving</text:h>
      <text:p text:style-name="P1">Driving task: perceiving environment, motion planner, control vehicle</text:p>
      <text:p text:style-name="P1">operational design domain (ODD) definisce il periodo <text:span text:style-name="T2">e ambiente</text:span> in cui puo essere utilizzato il sistema</text:p>
      <text:p text:style-name="P1">Classificazione: driver attenction, driver action required for driving, task che puo fare</text:p>
      <text:p text:style-name="P1">Driving task: lateral control (sterring), longitudinal control (breaking and acceleration), <text:span text:style-name="T6">OEDR</text:span> (detection e reaction enviroment), planning, miscellaneuos (mettere la freccia)</text:p>
      <text:p text:style-name="P2">level 0- no automa <text:line-break/>level 1 – lateral e long (adaptive cruise control /lane keeping assistence help ma niente altro)<text:line-break/>level 2 - <text:s/>both <text:s/><text:span text:style-name="T3">e cambia linea in maniera automatica</text:span><text:line-break/>level 3 - +oedr<text:span text:style-name="T3">(percezione ambiente e reazione)</text:span> control with driver deve essere il pilota a reagire in caso di errore<text:line-break/>leval 4- se nn interviene guidatore rischio piccolo<text:line-break/>level 5 – tutto fatto dalla macchina con odd <text:span text:style-name="T3">in qualsiasi condizione</text:span></text:p>
      <text:h text:style-name="P10" text:outline-level="4">Requirements for Perception</text:h>
      <text:p text:style-name="P3">Oedr (object and event detection </text:p>
      <text:p text:style-name="P3">perception: sense: identificare cosa fa e come si muove→<text:span text:style-name="T4"> posso decidere cosa fare</text:span></text:p>
      <text:p text:style-name="P4">definire:</text:p>
      <text:p text:style-name="P4">- static obkect (road lane linee zebrata ON-ROAD e segnali OFF-ROAD traffic contruction segnali stradali)</text:p>
      <text:p text:style-name="P4">- oggetti dinamici: vehicles and pedestrians</text:p>
      <text:p text:style-name="P5">ego localition: conoscere poszone velocita acc, orientazione e movimento angolare.</text:p>
      <text:p text:style-name="P6">Difficolta percezione. Non robusta e rumore, <text:span text:style-name="T5">oclusione della camera e riflessioni, lens flare e illuminazione, percipitazione </text:span></text:p>
      <text:h text:style-name="P11" text:outline-level="4">Driving Decisions and Actions</text:h>
      <text:p text:style-name="P7">Decisioni: long term: quale strada seguire per arrivare da a ad b – short term: changing line <text:s/>e stop semafori– immediate: quando sono diverse da situazioni ideali e semplici (tiene contro anche altri veicoli) 3-4 livello</text:p>
      <text:p text:style-name="P7">predictive planning: usare informazione su dinamica (predirre future posizioni) oggetti per valutare comportamenti</text:p>
      <text:h text:style-name="P12" text:outline-level="4">Advice for Breaking into the Self-Driving Cars Industry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6:29:58.169270094</meta:creation-date>
    <dc:date>2020-08-02T18:34:49.686193274</dc:date>
    <meta:editing-duration>PT33M4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58" meta:character-count="1799" meta:non-whitespace-character-count="1551"/>
  </office:meta>
</office:document-meta>
</file>